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07cm" svg:height="3.292cm" draw:transform="rotate (-1.57533418285008) translate (6.6780504455433cm 4.9023106450989cm)" svg:viewBox="0 0 1108 3293" svg:d="M1108 3221c-55-217-149-909-194-1269-44-360-107-1460-100-1604 1-123-860-621-812-147 50 473 136 1243 190 1706 55 464 61 888 101 1174 42 286 825 229 815 140z">
          <text:p/>
        </draw:path>
        <draw:path draw:style-name="gr1" draw:text-style-name="P1" draw:layer="layout" svg:width="0.903cm" svg:height="0.66cm" draw:transform="skewX (0.00122173047639607) rotate (-2.15652882376419) translate (6.9188736382083cm 5.0541954926458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cm" draw:transform="skewX (0.00122173047639597) rotate (-2.15652882376419) translate (4.04387363820837cm 5.33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92cm" svg:height="2.887cm" draw:transform="skewX (-0.000349065850398887) rotate (-3.03076424608815) translate (5.66458623822942cm 6.7029292835866cm)" svg:viewBox="0 0 993 2888" svg:d="M0 2767c55-216 189-932 233-1292s37-977 30-1120c0-123 777-630 728-156s-95 1011-149 1475c-55 462-85 764-125 1050-42 284-728 132-717 43z">
          <text:p/>
        </draw:path>
        <draw:path draw:style-name="gr1" draw:text-style-name="P1" draw:layer="layout" svg:width="0.903cm" svg:height="0.661cm" draw:transform="skewX (0.00122173047639602) rotate (-2.15687788961459) translate (5.48564014322719cm 3.907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203) rotate (-2.1556561591382) translate (5.49264033261674cm 6.4073561881003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171cm" svg:height="3.401cm" draw:transform="rotate (-1.57550871577528) translate (6.7146160324663cm 7.02650600486029cm)" svg:viewBox="0 0 1172 3402" svg:d="M1172 3294c-55-217-179-985-223-1345-44-359-145-1462-138-1606 1-123-857-615-809-141 50 474 170 1240 224 1702 55 464 106 1038 146 1324 42 285 811 155 800 66z">
          <text:p/>
        </draw:path>
        <draw:path draw:style-name="gr1" draw:text-style-name="P1" draw:layer="layout" svg:width="0.903cm" svg:height="0.661cm" draw:transform="rotate (-2.15757602131539) translate (6.9626577737701cm 7.17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7) rotate (-2.15652882376419) translate (3.99887363820837cm 7.5241954926458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8:15.027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